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69000002101A89184312E71F9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Overpass1" svg:font-family="Overpass" style:font-family-generic="modern" style:font-pitch="variable"/>
    <style:font-face style:name="Overpass" svg:font-family="Overpass" style:font-adornments="Bold" style:font-family-generic="modern" style:font-pitch="variable"/>
    <style:font-face style:name="Overpass Heavy" svg:font-family="'Overpass Heavy'"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style:text-properties style:font-name="Overpass1" fo:letter-spacing="normal"/>
    </style:style>
    <style:style style:name="P2" style:family="paragraph" style:parent-style-name="Standard">
      <style:paragraph-properties fo:line-height="100%"/>
      <style:text-properties style:font-name="Overpass1" fo:letter-spacing="normal" officeooo:paragraph-rsid="0006a6ec"/>
    </style:style>
    <style:style style:name="P3" style:family="paragraph" style:parent-style-name="Standard">
      <style:paragraph-properties fo:line-height="100%"/>
      <style:text-properties style:font-name="Overpass1" fo:letter-spacing="normal" officeooo:rsid="0006a6ec" officeooo:paragraph-rsid="0006a6ec"/>
    </style:style>
    <style:style style:name="P4" style:family="paragraph" style:parent-style-name="Standard">
      <style:paragraph-properties fo:line-height="100%"/>
      <style:text-properties style:font-name="Overpass1" fo:letter-spacing="normal" officeooo:rsid="000f7619" officeooo:paragraph-rsid="000f7619"/>
    </style:style>
    <style:style style:name="P5" style:family="paragraph" style:parent-style-name="Standard">
      <style:paragraph-properties fo:line-height="100%"/>
    </style:style>
    <style:style style:name="P6" style:family="paragraph" style:parent-style-name="Standard">
      <style:paragraph-properties fo:line-height="100%"/>
      <style:text-properties officeooo:paragraph-rsid="000f14e6"/>
    </style:style>
    <style:style style:name="P7" style:family="paragraph" style:parent-style-name="Standard">
      <loext:graphic-properties draw:fill="none"/>
      <style:paragraph-properties fo:margin-left="0in" fo:margin-right="0in" fo:line-height="100%" fo:text-indent="0in" style:auto-text-indent="false" fo:background-color="transparent"/>
      <style:text-properties style:font-name="Overpass1" fo:letter-spacing="normal"/>
    </style:style>
    <style:style style:name="P8" style:family="paragraph" style:parent-style-name="Text_20_body">
      <style:paragraph-properties fo:line-height="100%"/>
      <style:text-properties style:font-name="Overpass1" fo:letter-spacing="normal" officeooo:paragraph-rsid="000d2876"/>
    </style:style>
    <style:style style:name="P9" style:family="paragraph" style:parent-style-name="Heading_20_1">
      <style:paragraph-properties fo:line-height="100%"/>
      <style:text-properties style:font-name="Overpass Heavy" fo:letter-spacing="normal" fo:font-weight="normal" officeooo:paragraph-rsid="0005f6f2" style:font-weight-asian="normal" style:font-weight-complex="normal"/>
    </style:style>
    <style:style style:name="P10" style:family="paragraph" style:parent-style-name="Heading_20_1" style:list-style-name="">
      <style:paragraph-properties fo:line-height="100%"/>
      <style:text-properties style:font-name="Overpass Heavy" fo:letter-spacing="normal" fo:font-weight="normal" style:font-weight-asian="normal" style:font-weight-complex="normal"/>
    </style:style>
    <style:style style:name="P11" style:family="paragraph" style:parent-style-name="Heading_20_1">
      <style:paragraph-properties fo:line-height="100%"/>
      <style:text-properties style:font-name="Overpass Heavy" fo:letter-spacing="normal" fo:font-weight="normal" officeooo:rsid="0005f6f2" officeooo:paragraph-rsid="0005f6f2" style:font-weight-asian="normal" style:font-weight-complex="normal"/>
    </style:style>
    <style:style style:name="P12" style:family="paragraph" style:parent-style-name="Heading_20_1">
      <style:paragraph-properties fo:line-height="100%"/>
      <style:text-properties style:font-name="Overpass Heavy" fo:letter-spacing="normal" fo:font-weight="normal" officeooo:rsid="0006a6ec" officeooo:paragraph-rsid="0006a6ec" style:font-weight-asian="normal" style:font-weight-complex="normal"/>
    </style:style>
    <style:style style:name="P13" style:family="paragraph" style:parent-style-name="Heading_20_1">
      <style:paragraph-properties fo:line-height="100%" fo:break-before="page"/>
      <style:text-properties style:font-name="Overpass Heavy" fo:letter-spacing="normal" fo:font-weight="normal" style:font-weight-asian="normal" style:font-weight-complex="normal"/>
    </style:style>
    <style:style style:name="P14" style:family="paragraph" style:parent-style-name="Heading_20_1">
      <style:paragraph-properties fo:line-height="100%" fo:break-before="page"/>
      <style:text-properties style:font-name="Overpass Heavy" fo:letter-spacing="normal" fo:font-weight="normal" officeooo:rsid="0005f6f2" officeooo:paragraph-rsid="0005f6f2" style:font-weight-asian="normal" style:font-weight-complex="normal"/>
    </style:style>
    <style:style style:name="P15" style:family="paragraph" style:parent-style-name="Standard">
      <style:paragraph-properties fo:line-height="100%"/>
      <style:text-properties style:font-name="Overpass1" fo:letter-spacing="normal" officeooo:rsid="000f14e6" officeooo:paragraph-rsid="000f14e6"/>
    </style:style>
    <style:style style:name="P16" style:family="paragraph" style:parent-style-name="Standard" style:list-style-name="L10">
      <style:paragraph-properties fo:line-height="100%"/>
      <style:text-properties style:font-name="Overpass1" fo:letter-spacing="normal" officeooo:rsid="0007708a" officeooo:paragraph-rsid="0007708a"/>
    </style:style>
    <style:style style:name="P17" style:family="paragraph" style:parent-style-name="Standard" style:list-style-name="L10">
      <style:paragraph-properties fo:line-height="100%"/>
      <style:text-properties style:font-name="Overpass1" fo:letter-spacing="normal" officeooo:rsid="000f7619" officeooo:paragraph-rsid="000f7619"/>
    </style:style>
    <style:style style:name="P18" style:family="paragraph" style:parent-style-name="Standard">
      <style:paragraph-properties fo:line-height="100%"/>
      <style:text-properties style:font-name="Overpass1" fo:letter-spacing="normal" officeooo:rsid="0006a6ec" officeooo:paragraph-rsid="00107342"/>
    </style:style>
    <style:style style:name="P19" style:family="paragraph" style:parent-style-name="Text_20_body">
      <style:paragraph-properties fo:line-height="100%"/>
      <style:text-properties style:font-name="Overpass1" fo:letter-spacing="normal" officeooo:rsid="000b15f1"/>
    </style:style>
    <style:style style:name="P20" style:family="paragraph" style:parent-style-name="Text_20_body" style:list-style-name="L1" style:master-page-name="">
      <loext:graphic-properties draw:fill="none"/>
      <style:paragraph-properties fo:margin-left="0in" fo:margin-right="0in" fo:line-height="100%" fo:text-indent="0in" style:auto-text-indent="false" style:page-number="auto" fo:background-color="transparent"/>
      <style:text-properties style:font-name="Overpass1" fo:letter-spacing="normal"/>
    </style:style>
    <style:style style:name="P21" style:family="paragraph" style:parent-style-name="Text_20_body" style:list-style-name="L2">
      <loext:graphic-properties draw:fill="none"/>
      <style:paragraph-properties fo:margin-left="0in" fo:margin-right="0in" fo:line-height="100%" fo:text-indent="0in" style:auto-text-indent="false" fo:background-color="transparent"/>
      <style:text-properties style:font-name="Overpass1" fo:letter-spacing="normal"/>
    </style:style>
    <style:style style:name="P22" style:family="paragraph" style:parent-style-name="Text_20_body" style:list-style-name="L3">
      <loext:graphic-properties draw:fill="none"/>
      <style:paragraph-properties fo:margin-left="0in" fo:margin-right="0in" fo:line-height="100%" fo:text-indent="0in" style:auto-text-indent="false" fo:background-color="transparent"/>
      <style:text-properties style:font-name="Overpass1" fo:letter-spacing="normal"/>
    </style:style>
    <style:style style:name="P23" style:family="paragraph" style:parent-style-name="Text_20_body" style:list-style-name="L4">
      <loext:graphic-properties draw:fill="none"/>
      <style:paragraph-properties fo:margin-left="0in" fo:margin-right="0in" fo:line-height="100%" fo:text-indent="0in" style:auto-text-indent="false" fo:background-color="transparent"/>
      <style:text-properties style:font-name="Overpass1" fo:letter-spacing="normal"/>
    </style:style>
    <style:style style:name="P24" style:family="paragraph" style:parent-style-name="Text_20_body" style:list-style-name="L6">
      <loext:graphic-properties draw:fill="none"/>
      <style:paragraph-properties fo:margin-left="0in" fo:margin-right="0in" fo:line-height="100%" fo:text-indent="0in" style:auto-text-indent="false" fo:background-color="transparent"/>
      <style:text-properties style:font-name="Overpass1" fo:letter-spacing="normal"/>
    </style:style>
    <style:style style:name="P25" style:family="paragraph" style:parent-style-name="Text_20_body" style:list-style-name="L7">
      <loext:graphic-properties draw:fill="none"/>
      <style:paragraph-properties fo:margin-left="0in" fo:margin-right="0in" fo:line-height="100%" fo:text-indent="0in" style:auto-text-indent="false" fo:background-color="transparent"/>
      <style:text-properties style:font-name="Overpass1" fo:letter-spacing="normal"/>
    </style:style>
    <style:style style:name="P26" style:family="paragraph" style:parent-style-name="Text_20_body" style:list-style-name="L8">
      <loext:graphic-properties draw:fill="none"/>
      <style:paragraph-properties fo:margin-left="0in" fo:margin-right="0in" fo:line-height="100%" fo:text-indent="0in" style:auto-text-indent="false" fo:background-color="transparent"/>
      <style:text-properties style:font-name="Overpass1" fo:letter-spacing="normal"/>
    </style:style>
    <style:style style:name="P27" style:family="paragraph" style:parent-style-name="Text_20_body" style:list-style-name="L9">
      <loext:graphic-properties draw:fill="none"/>
      <style:paragraph-properties fo:margin-left="0in" fo:margin-right="0in" fo:line-height="100%" fo:text-indent="0in" style:auto-text-indent="false" fo:background-color="transparent"/>
      <style:text-properties style:font-name="Overpass1" fo:letter-spacing="normal"/>
    </style:style>
    <style:style style:name="P28" style:family="paragraph" style:parent-style-name="Text_20_body" style:list-style-name="L5">
      <loext:graphic-properties draw:fill="none"/>
      <style:paragraph-properties fo:margin-left="0in" fo:margin-right="0in" fo:line-height="100%" fo:text-indent="0in" style:auto-text-indent="false" fo:background-color="transparent"/>
    </style:style>
    <style:style style:name="P29" style:family="paragraph">
      <loext:graphic-properties draw:fill-color="#3399d4"/>
    </style:style>
    <style:style style:name="P30" style:family="paragraph">
      <loext:graphic-properties draw:fill="none" draw:fill-color="#ffffff"/>
      <style:paragraph-properties fo:text-align="end"/>
      <style:text-properties fo:color="#ffffff" style:font-name="Overpass" fo:font-size="12pt" fo:font-weight="bold" style:font-size-asian="12pt" style:font-weight-asian="bold" style:font-size-complex="12pt" style:font-weight-complex="bold"/>
    </style:style>
    <style:style style:name="P31" style:family="paragraph">
      <style:paragraph-properties fo:text-align="en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c25f9" style:font-weight-asian="bold" style:font-weight-complex="bold"/>
    </style:style>
    <style:style style:name="T4" style:family="text">
      <style:text-properties style:font-name="Overpass1" fo:letter-spacing="normal"/>
    </style:style>
    <style:style style:name="T5" style:family="text">
      <style:text-properties style:font-name="Overpass1" fo:letter-spacing="normal" officeooo:rsid="000b15f1"/>
    </style:style>
    <style:style style:name="T6" style:family="text">
      <style:text-properties style:font-name="Overpass1" fo:letter-spacing="normal" officeooo:rsid="000d2876"/>
    </style:style>
    <style:style style:name="T7" style:family="text">
      <style:text-properties style:font-name="Overpass1" fo:letter-spacing="normal" officeooo:rsid="000eb1a6"/>
    </style:style>
    <style:style style:name="T8" style:family="text">
      <style:text-properties style:font-name="Overpass1" fo:letter-spacing="normal" officeooo:rsid="000f14e6"/>
    </style:style>
    <style:style style:name="T9" style:family="text">
      <style:text-properties officeooo:rsid="0005f6f2"/>
    </style:style>
    <style:style style:name="T10" style:family="text">
      <style:text-properties fo:font-weight="normal" style:font-weight-asian="normal" style:font-weight-complex="normal"/>
    </style:style>
    <style:style style:name="T11" style:family="text">
      <style:text-properties fo:font-weight="normal" officeooo:rsid="00094380" style:font-weight-asian="normal" style:font-weight-complex="normal"/>
    </style:style>
    <style:style style:name="T12" style:family="text">
      <style:text-properties fo:font-weight="normal" officeooo:rsid="000c25f9" style:font-weight-asian="normal" style:font-weight-complex="normal"/>
    </style:style>
    <style:style style:name="T13" style:family="text">
      <style:text-properties fo:font-weight="normal" officeooo:rsid="000d2876" style:font-weight-asian="normal" style:font-weight-complex="normal"/>
    </style:style>
    <style:style style:name="T14" style:family="text">
      <style:text-properties fo:font-weight="normal" officeooo:rsid="000f14e6" style:font-weight-asian="normal" style:font-weight-complex="normal"/>
    </style:style>
    <style:style style:name="T15" style:family="text">
      <style:text-properties style:text-position="super 58%"/>
    </style:style>
    <style:style style:name="T16" style:family="text">
      <style:text-properties style:text-position="super 58%" fo:font-weight="normal" officeooo:rsid="000d2876" style:font-weight-asian="normal" style:font-weight-complex="normal"/>
    </style:style>
    <style:style style:name="T17" style:family="text">
      <style:text-properties officeooo:rsid="0007708a"/>
    </style:style>
    <style:style style:name="T18" style:family="text">
      <style:text-properties officeooo:rsid="000d2876"/>
    </style:style>
    <style:style style:name="T19" style:family="text">
      <style:text-properties officeooo:rsid="000eb1a6"/>
    </style:style>
    <style:style style:name="T20" style:family="text">
      <style:text-properties officeooo:rsid="000f14e6"/>
    </style:style>
    <style:style style:name="T21" style:family="text">
      <style:text-properties officeooo:rsid="000f7619"/>
    </style:style>
    <style:style style:name="T22" style:family="text">
      <style:text-properties fo:color="#ffffff" style:font-name="Overpass" fo:font-size="12pt"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3399d4" draw:fill-color="#3399d4" draw:textarea-horizontal-align="justify" draw:textarea-vertical-align="middle" draw:auto-grow-height="false" fo:min-height="1.4508in" fo:min-width="8.4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06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text:span text:style-name="T2">Date:</text:span><text:span text:style-name="T10"> </text:span><text:span text:style-name="T11">2</text:span><text:span text:style-name="T13">9</text:span><text:span text:style-name="T16">th</text:span><text:span text:style-name="T13"> </text:span><text:span text:style-name="T10">March 2018</text:span></text:p>
      <text:p text:style-name="P3"><text:span text:style-name="T2">Service Provider:</text:span><text:span text:style-name="T10"> Ura Design</text:span></text:p>
      <text:p text:style-name="P3"><text:span text:style-name="T2">Project: </text:span><text:span text:style-name="T12">Thunderbird</text:span><text:span text:style-name="T10"><text:line-break/></text:span><text:span text:style-name="T2">Deliverable:</text:span><text:span text:style-name="T10"> Style guide </text:span><text:span text:style-name="T12">&amp; Usability Study</text:span></text:p>
      <text:p text:style-name="P18"><text:span text:style-name="T2">Expected Costs: </text:span><text:span text:style-name="T10">$</text:span><text:span text:style-name="T14">4880</text:span><text:span text:style-name="T10"> USD</text:span></text:p>
      <text:p text:style-name="P3"><text:span text:style-name="T2">Delivery Date: </text:span><text:span text:style-name="T10">~</text:span><text:span text:style-name="T11">June</text:span></text:p>
      <text:h text:style-name="P9" text:outline-level="1"><text:span text:style-name="T9">Project</text:span> Description</text:h>
      <text:section text:style-name="Sect1" text:name="magicdomid2624">
        <text:p text:style-name="P1">    </text:p>
      </text:section>
      <text:section text:style-name="Sect1" text:name="magicdomid2625">
        <text:p text:style-name="P5"><text:a xlink:type="simple" xlink:href="https://reproducible-builds.org/" text:style-name="Internet_20_link" text:visited-style-name="Visited_20_Internet_20_Link"><text:span text:style-name="T4">https:</text:span></text:a><text:a xlink:type="simple" xlink:href="https://thunderbird.net/" text:style-name="Internet_20_link" text:visited-style-name="Visited_20_Internet_20_Link"><text:span text:style-name="T5">//thunderbird.net</text:span></text:a></text:p>
      </text:section>
      <text:section text:style-name="Sect1" text:name="magicdomid52">
        <text:p text:style-name="P1"/>
      </text:section>
      <text:section text:style-name="Sect1" text:name="magicdomid2626">
        <text:p text:style-name="P8">Thunderbird is an Email and messaging client used by 26 million users worldwide. It is produced by a self-governed team focused on stability, privacy and freedom. <text:span text:style-name="T18">Thunderbird prides itself of</text:span> creating a communications platform that “makes open standards first-class citizens”. On the security side, Thunderbird provides enterprise grade secur<text:span text:style-name="T18">i</text:span>ty such as TLS/SSL connections to IMAP and SMTP servers. It also offers native support for S/MIME secure Email (digital signing and message encryption using certificates). <text:s/>Optional security protections also include disabling loading of remote images within messages, enabling only specific media types (sanitizer), and disabling JavaScript.<text:line-break/><text:line-break/><text:span text:style-name="T18">Thunderbird has also </text:span>begun working closely with Enigmail extension (PGP encryption add-on) developer Patrick Brunschwig on improving the experience of using encrypted Email for our users. This is a major focus of <text:span text:style-name="T18">Thunderbird’s </text:span>efforts for 2018. <text:line-break/></text:p>
        <text:p text:style-name="P19"/>
        <text:p text:style-name="P1"/>
      </text:section>
      <text:section text:style-name="Sect1" text:name="magicdomid62">
        <text:p text:style-name="P1"><text:line-break/></text:p>
      </text:section>
      <text:section text:style-name="Sect1" text:name="magicdomid2631">
        <text:h text:style-name="P10" text:outline-level="1"/>
        <text:h text:style-name="P13" text:outline-level="1">Service Description</text:h>
      </text:section>
      <text:section text:style-name="Sect1" text:name="magicdomid127">
        <text:p text:style-name="P1"/>
      </text:section>
      <text:section text:style-name="Sect1" text:name="magicdomid2632">
        <text:p text:style-name="P5"><text:span text:style-name="T4">Ura is aiming to provide the requesting project Usability services concluding of a living style guide, hosted on </text:span><text:span text:style-name="T6">Thunderbird infrastructure</text:span><text:span text:style-name="T4">, synced with a Git repo for accessible collaboration and maintenance. </text:span><text:a xlink:type="simple" xlink:href="https://styleguide.torproject.org//" text:style-name="Internet_20_link" text:visited-style-name="Visited_20_Internet_20_Link"><text:span text:style-name="T6">T</text:span></text:a><text:span text:style-name="T6">he approach will be similar to that of the current Usability Lab applicant “Reproducible Builds”, however progress will be eventually faster as there is a clear consensus and structure within the Thunderbird project, with paid staff and Community Council. <text:line-break/></text:span></text:p>
      </text:section>
      <text:section text:style-name="Sect1" text:name="magicdomid2633">
        <text:p text:style-name="P1">the style guide will include:</text:p>
      </text:section>
      <text:section text:style-name="Sect1" text:name="magicdomid485">
        <text:p text:style-name="P1"><text:line-break/></text:p>
      </text:section>
      <text:section text:style-name="Sect1" text:name="magicdomid2634">
        <text:list xml:id="list753791248" text:style-name="L1">
          <text:list-item>
            <text:p text:style-name="P20"><text:span text:style-name="T19">a</text:span> <text:span text:style-name="T19">refreshed</text:span> logo to be consistently used among different mediums <text:span text:style-name="T18">of Thunderbird.</text:span> The logo needs to be appropriate for User Facing channels (good contrast, work on small sizes etc.)</text:p>
          </text:list-item>
        </text:list>
      </text:section>
      <text:section text:style-name="Sect1" text:name="magicdomid2635">
        <text:list xml:id="list4091381322" text:style-name="L2">
          <text:list-item>
            <text:p text:style-name="P21">a color palette to provide clear contrast and recognizability for different parts of the user interface in any Reproducible Build medium. This should be an accessibilty friendly approach (avoiding low contrast colors among others)</text:p>
          </text:list-item>
        </text:list>
      </text:section>
      <text:section text:style-name="Sect1" text:name="magicdomid2636">
        <text:list xml:id="list3700914052" text:style-name="L3">
          <text:list-item>
            <text:p text:style-name="P22">typography rules <text:span text:style-name="T19">based on the typography used by Firefox for consistency</text:span></text:p>
          </text:list-item>
        </text:list>
      </text:section>
      <text:section text:style-name="Sect1" text:name="magicdomid2637">
        <text:list xml:id="list1301616575" text:style-name="L4">
          <text:list-item>
            <text:p text:style-name="P23">do's and don't's for the visual components</text:p>
          </text:list-item>
        </text:list>
      </text:section>
      <text:section text:style-name="Sect1" text:name="magicdomid2638">
        <text:list xml:id="list1599877717" text:style-name="L5">
          <text:list-item>
            <text:p text:style-name="P28"><text:span text:style-name="T4">CSS  files to make the import of the style guide in any given project straightforward (see </text:span><text:a xlink:type="simple" xlink:href="https://oniongit.eu/infra/styleguide/tree/master/assets/static" text:style-name="Internet_20_link" text:visited-style-name="Visited_20_Internet_20_Link"><text:span text:style-name="T4">https://oniongit.eu/infra/styleguide/tree/master/assets/static</text:span></text:a><text:span text:style-name="T4"> )</text:span></text:p>
          </text:list-item>
        </text:list>
      </text:section>
      <text:section text:style-name="Sect1" text:name="magicdomid2639">
        <text:list xml:id="list2651447300" text:style-name="L6">
          <text:list-item>
            <text:p text:style-name="P24">components (buttons, tables, headers, etc)</text:p>
          </text:list-item>
        </text:list>
      </text:section>
      <text:section text:style-name="Sect1" text:name="magicdomid2640">
        <text:list xml:id="list1204021254" text:style-name="L7">
          <text:list-item>
            <text:p text:style-name="P25">iconography to illustrate core principles of <text:span text:style-name="T19">Thunderbird</text:span> to accompany appropriate components</text:p>
          </text:list-item>
        </text:list>
      </text:section>
      <text:section text:style-name="Sect1" text:name="magicdomid1918">
        <text:p text:style-name="P7"/>
      </text:section>
      <text:section text:style-name="Sect1" text:name="magicdomid2641">
        <text:p text:style-name="P7">the work will also include:<text:line-break/></text:p>
      </text:section>
      <text:section text:style-name="Sect1" text:name="magicdomid2642">
        <text:list xml:id="list3542022109" text:style-name="L8">
          <text:list-item>
            <text:p text:style-name="P26">IRC meetings with <text:span text:style-name="T19">the Thunderbird Council and progress tracking on GitHub</text:span></text:p>
          </text:list-item>
        </text:list>
      </text:section>
      <text:section text:style-name="Sect1" text:name="magicdomid2643">
        <text:list xml:id="list3639646635" text:style-name="L9">
          <text:list-item>
            <text:p text:style-name="P27">consultation on various Usability and UX problems which might come up</text:p>
          </text:list-item>
        </text:list>
      </text:section>
      <text:section text:style-name="Sect1" text:name="magicdomid2482">
        <text:p text:style-name="P1"/>
        <text:p text:style-name="P6"><text:span text:style-name="T7">Additionally, a Usability Study will be conducted to identify strengths and weaknesses in terms of Usability in the Thunderbird </text:span><text:span text:style-name="T8">software, with a focus on security and privacy features</text:span></text:p>
        <text:p text:style-name="P15">for a wide range of user personas, from power users to newcomers. The Usability Study will be available in form of a report under a permissive Creative Commons license.</text:p>
      </text:section>
      <text:section text:style-name="Sect1" text:name="magicdomid2644">
        <text:h text:style-name="P14" text:outline-level="1"/>
        <text:h text:style-name="P11" text:outline-level="1">Expected Costs</text:h>
      </text:section>
      <text:section text:style-name="Sect1" text:name="magicdomid2645">
        <text:p text:style-name="P1">    </text:p>
      </text:section>
      <text:section text:style-name="Sect1" text:name="magicdomid2646">
        <text:p text:style-name="P1"><text:span text:style-name="T1">User Research:</text:span>    <text:span text:style-name="T20">34</text:span> hours =   $ <text:span text:style-name="T20">17</text:span>00 USD</text:p>
      </text:section>
      <text:section text:style-name="Sect1" text:name="magicdomid2648">
        <text:p text:style-name="P1"><text:span text:style-name="T1">Style Guide Development:</text:span> <text:span text:style-name="T20">30</text:span> hours =  $2<text:span text:style-name="T20">100</text:span> USD</text:p>
      </text:section>
      <text:section text:style-name="Sect1" text:name="magicdomid2649">
        <text:p text:style-name="P1"><text:span text:style-name="T1">UX Consultation: </text:span>  <text:span text:style-name="T20">18</text:span> hours =   $ <text:span text:style-name="T20">1080</text:span> USD</text:p>
      </text:section>
      <text:section text:style-name="Sect1" text:name="magicdomid2650">
        <text:p text:style-name="P1">------------------------</text:p>
      </text:section>
      <text:section text:style-name="Sect1" text:name="magicdomid2651">
        <text:p text:style-name="P1"><text:span text:style-name="T1">Total:</text:span> $<text:span text:style-name="T20">4880</text:span> USD</text:p>
        <text:p text:style-name="P1"/>
      </text:section>
      <text:h text:style-name="P12" text:outline-level="1">Approach &amp; Timeline</text:h>
      <text:section text:style-name="Sect1" text:name="Section1">
        <text:p text:style-name="P2">    </text:p>
      </text:section>
      <text:section text:style-name="Sect1" text:name="Section2">
        <text:p text:style-name="P4">The Thunderbird Community is heavily invested in the Thunderbird identity. To make sure that no one will be alienated during the creation of the styleguide, we will be working closely with The Thunderbird Council and Thunderbird’s Community Manager, Ryan Sipes (who is also part of the Council) to ensure a transparent and fair consensus. <text:line-break/><text:line-break/>We will be conducting interviews in person and remotely for the Usability study, also collaborating with Patrick Brunschwig, the developer of Enigmail, who kindly offered us a past Usability Study of Enigmail done by a 3<text:span text:style-name="T15">rd</text:span> party for reference.</text:p>
        <text:p text:style-name="P3"/>
        <text:p text:style-name="P3"><text:span text:style-name="T21">W</text:span>e expect to have delivered the final deliverables by <text:span text:style-name="T21">end of June.</text:span><text:line-break/><text:line-break/><text:span text:style-name="T17">Reports of the final deliverables will include the following:</text:span></text:p>
        <text:p text:style-name="P3"/>
        <text:list xml:id="list1194249861" text:style-name="L10">
          <text:list-item>
            <text:p text:style-name="P16">Online Style guide accessible publicly</text:p>
          </text:list-item>
          <text:list-item>
            <text:p text:style-name="P16">Git Repo with instructions and the source code of the style guide</text:p>
          </text:list-item>
          <text:list-item>
            <text:p text:style-name="P17">Usability Study in form of an ODT and PDF document</text:p>
          </text:list-item>
          <text:list-item>
            <text:p text:style-name="P16">Blog post on the Ura blog documenting the process</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Overpass1" svg:font-family="Overpass" style:font-family-generic="modern" style:font-pitch="variable"/>
    <style:font-face style:name="Overpass" svg:font-family="Overpass" style:font-adornments="Bold" style:font-family-generic="modern" style:font-pitch="variable"/>
    <style:font-face style:name="Overpass Heavy" svg:font-family="'Overpass Heavy'"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loext:graphic-properties draw:fill-color="#3399d4"/>
    </style:style>
    <style:style style:name="MP2" style:family="paragraph">
      <style:paragraph-properties fo:text-align="end"/>
    </style:style>
    <style:style style:name="MP3" style:family="paragraph">
      <loext:graphic-properties draw:fill="none" draw:fill-color="#ffffff"/>
      <style:paragraph-properties fo:text-align="end"/>
      <style:text-properties fo:color="#ffffff" style:font-name="Overpass" fo:font-size="12pt" fo:font-weight="bold" style:font-size-asian="12pt" style:font-weight-asian="bold" style:font-size-complex="12pt" style:font-weight-complex="bold"/>
    </style:style>
    <style:style style:name="MT1" style:family="text">
      <style:text-properties fo:color="#ffffff" style:font-name="Overpass" fo:font-size="12pt" fo:font-weight="bold" style:font-size-asian="12pt" style:font-weight-asian="bold" style:font-size-complex="12pt" style:font-weight-complex="bold"/>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svg:stroke-color="#3399d4" draw:fill-color="#3399d4" draw:textarea-horizontal-align="justify" draw:textarea-vertical-align="middle" draw:auto-grow-height="false" fo:min-height="1.4508in" fo:min-width="8.4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6063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1.1272in" fo:margin-bottom="0.7917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draw:frame draw:style-name="Mfr1" draw:name="Image1" text:anchor-type="paragraph" svg:x="-0.0291in" svg:y="-0.672in" svg:width="1.4402in" svg:height="0.6744in" draw:z-index="5"><draw:image xlink:href="Pictures/1000000000000469000002101A89184312E71F97.png" xlink:type="simple" xlink:show="embed" xlink:actuate="onLoad"/></draw:frame><draw:custom-shape text:anchor-type="paragraph" draw:z-index="2" draw:name="Shape1" draw:style-name="Mgr1" draw:text-style-name="MP1" svg:width="8.4996in" svg:height="1.4512in" svg:x="-0.8028in" svg:y="-1.2437in"><text:p/><draw:enhanced-geometry svg:viewBox="0 0 21600 21600" draw:mirror-vertical="false" draw:mirror-horizontal="false" draw:type="rectangle" draw:enhanced-path="M 0 0 L 21600 0 21600 21600 0 21600 0 0 Z N"/></draw:custom-shape><draw:frame text:anchor-type="paragraph" draw:z-index="8" draw:name="Shape2" draw:style-name="Mgr2" draw:text-style-name="MP3" svg:width="4.915in" svg:height="0.6067in" svg:x="1.9335in" svg:y="-0.5854in"><draw:text-box><text:p text:style-name="MP2"><text:span text:style-name="MT1">Open Tech Fund Usability Lab</text:span><text:span text:style-name="MT1"><text:line-break/></text:span><text:span text:style-name="MT1">Scope of Work: Thunderbird</text:span></text:p></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1T15:17:35.970000000</meta:creation-date>
    <meta:editing-duration>PT20M49S</meta:editing-duration>
    <meta:editing-cycles>5</meta:editing-cycles>
    <meta:generator>LibreOffice/5.3.0.3$Windows_X86_64 LibreOffice_project/7074905676c47b82bbcfbea1aeefc84afe1c50e1</meta:generator>
    <dc:date>2018-03-30T00:06:03.329000000</dc:date>
    <meta:document-statistic meta:table-count="0" meta:image-count="1" meta:object-count="0" meta:page-count="3" meta:paragraph-count="41" meta:word-count="628" meta:character-count="4125" meta:non-whitespace-character-count="3511"/>
  </office:meta>
</office:document-meta>
</file>